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B00000020AC1E7C3DE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.202cm" svg:height="13.81cm" svg:x="0.2cm" svg:y="0.1cm">
          <draw:image xlink:href="Pictures/10000000000002B00000020AC1E7C3DE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5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son Statham</meta:initial-creator>
    <meta:creation-date>2017-03-18T21:33:54.43</meta:creation-date>
    <dc:date>2017-03-18T21:36:51.98</dc:date>
    <dc:creator>Jason Statham</dc:creator>
    <meta:editing-duration>PT2M57S</meta:editing-duration>
    <meta:editing-cycles>2</meta:editing-cycles>
    <meta:generator>OpenOffice/4.1.3$Win32 OpenOffice.org_project/413m1$Build-9783</meta:generator>
    <meta:document-statistic meta:object-count="1"/>
  </office:meta>
</office:document-meta>
</file>